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0"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1"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2"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3" style:family="paragraph" style:parent-style-name="Standard">
      <style:text-properties officeooo:rsid="00059d20" officeooo:paragraph-rsid="00059d20"/>
    </style:style>
    <style:style style:name="P1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5"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16"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17"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8"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0"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9"><text:span text:style-name="Source_20_Text"><text:span text:style-name="T1">$ git add LICENSE</text:span></text:span></text:p>
      <text:p text:style-name="P9"><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1"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2"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1"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Untracked files:</text:span></text:span></text:p>
      <text:p text:style-name="P9"><text:span text:style-name="Source_20_Text"><text:span text:style-name="T3"><text:s text:c="2"/></text:span></text:span><text:span text:style-name="Source_20_Text"><text:span text:style-name="T1">(use "git add &lt;file&gt;..." to include in what will be committed)</text:span></text:span></text:p>
      <text:p text:style-name="P9"/>
      <text:p text:style-name="P9"><text:span text:style-name="Source_20_Text"><text:span text:style-name="T3"><text:s text:c="4"/></text:span></text:span><text:span text:style-name="Source_20_Text"><text:span text:style-name="T1">README</text:span></text:span></text:p>
      <text:p text:style-name="P9"/>
      <text:p text:style-name="P9"><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1"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23:48.946000000</dc:date>
    <meta:editing-duration>PT4M3S</meta:editing-duration>
    <meta:editing-cycles>7</meta:editing-cycles>
    <meta:generator>LibreOffice/6.0.2.1$Windows_x86 LibreOffice_project/f7f06a8f319e4b62f9bc5095aa112a65d2f3ac89</meta:generator>
    <meta:document-statistic meta:table-count="0" meta:image-count="0" meta:object-count="0" meta:page-count="4" meta:paragraph-count="51" meta:word-count="1207" meta:character-count="7453" meta:non-whitespace-character-count="6279"/>
  </office:meta>
</office:document-meta>
</file>